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Heading_20_1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3.5pt" fo:letter-spacing="normal" fo:font-style="normal" fo:font-weight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ockingsoccer.com/lv/futbols/help/home/category-14" text:style-name="Internet_20_link" text:visited-style-name="Visited_20_Internet_20_Link">https://rockingsoccer.com/lv/futbols/help/home/category-14</text:a></text:p>
      <text:h text:style-name="P2" text:outline-level="1">Valsts izlase</text:h>
      <text:p text:style-name="P1"/>
      <text:p text:style-name="P1">Kad valstī ir vismaz 18 spēlētāji, tad tiek <office:annotation office:name="__Annotation__1_2771046505"><dc:creator>Nezināms autors</dc:creator><dc:date>2018-11-11T10:26:59.673000000</dc:date><text:p text:style-name="P3"><text:span text:style-name="T1">izveidota</text:span></text:p></office:annotation>ieveidota<office:annotation-end office:name="__Annotation__1_2771046505"/> valsts izlase, kas piedalās dažādos starptautiskos turnīros (Pasaules kauss) un spēlē draudzības spēlēs.</text:p>
      <text:p text:style-name="P1">Dažas dienas sezonā tiek rezervētas valsts izlases spēlēm, tad netiek spēlētas līgas spēles. Ja tev šajā laikā ir paredzēta draudzības spēle, tad tu nevarēsi izmantot spēlētājus kas ir <office:annotation office:name="__Annotation__0_2771046505"><dc:creator>Nezināms autors</dc:creator><dc:date>2018-11-11T10:26:04.143000000</dc:date><text:p text:style-name="P3"><text:span text:style-name="T1">izsaukti</text:span></text:p></office:annotation>isaukti<office:annotation-end office:name="__Annotation__0_2771046505"/> uz valsts izlasi.</text:p>
      <text:p text:style-name="P1">Var gadīties ka dienā, kas rezervēta valsts izlases spēlēm, tās nav paredzētas. Tādā gadījumā tik un tā izsauktos <office:annotation office:name="__Annotation__3_2771046505"><dc:creator>Nezināms autors</dc:creator><dc:date>2018-11-11T10:27:28.201000000</dc:date><text:p text:style-name="P4"><text:span text:style-name="T1">spēlētājus</text:span></text:p></office:annotation>spelētājus<office:annotation-end office:name="__Annotation__3_2771046505"/> nevarēsi izmantot draudzības spēlē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0:23:14.125000000</meta:creation-date>
    <dc:date>2018-11-11T10:31:33.882000000</dc:date>
    <meta:editing-duration>PT8M27S</meta:editing-duration>
    <meta:editing-cycles>1</meta:editing-cycles>
    <meta:document-statistic meta:table-count="0" meta:image-count="0" meta:object-count="0" meta:page-count="1" meta:paragraph-count="5" meta:word-count="80" meta:character-count="600" meta:non-whitespace-character-count="525"/>
    <meta:generator>LibreOffice/6.0.2.1$Windows_X86_64 LibreOffice_project/f7f06a8f319e4b62f9bc5095aa112a65d2f3ac89</meta:generator>
  </office:meta>
</office:document-meta>
</file>